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52000000C8364A22FC.png" manifest:media-type="image/png"/>
  <manifest:file-entry manifest:full-path="Pictures/1000000100000775000003AD65C16A18.png" manifest:media-type="image/png"/>
  <manifest:file-entry manifest:full-path="Pictures/1000000100000652000000AB1FEA977D.png" manifest:media-type="image/png"/>
  <manifest:file-entry manifest:full-path="Pictures/10000001000004CD000000A1BFE5633E.png" manifest:media-type="image/png"/>
  <manifest:file-entry manifest:full-path="Pictures/1000000100000396000001B9F2225B6E.png" manifest:media-type="image/png"/>
  <manifest:file-entry manifest:full-path="Pictures/1000000100000652000000C85E78A7B1.png" manifest:media-type="image/png"/>
  <manifest:file-entry manifest:full-path="Pictures/1000000100000591000001B601812BA8.png" manifest:media-type="image/png"/>
  <manifest:file-entry manifest:full-path="Pictures/10000001000005B80000025D4B7EB026.png" manifest:media-type="image/png"/>
  <manifest:file-entry manifest:full-path="Pictures/100000010000032B000001BCD21FE20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ffe1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3" text:anchor-type="char" svg:x="0.1181in" svg:y="0.6791in" svg:width="6.6929in" svg:height="3.6638in" draw:z-index="2"><draw:image xlink:href="Pictures/100000010000032B000001BCD21FE204.png" xlink:type="simple" xlink:show="embed" xlink:actuate="onLoad" draw:mime-type="image/png"/></draw:frame></text:p>
      <text:p text:style-name="P1"><text:line-break/><text:line-break/><text:line-break/><text:line-break/></text:p>
      <text:p text:style-name="P1"/>
      <text:p text:style-name="P1"/>
      <text:p text:style-name="P1"/>
      <text:p text:style-name="P1"><draw:frame draw:style-name="fr1" draw:name="Image4" text:anchor-type="char" svg:x="0in" svg:y="0.0646in" svg:width="6.6929in" svg:height="2.7654in" draw:z-index="3"><draw:image xlink:href="Pictures/10000001000005B80000025D4B7EB026.png" xlink:type="simple" xlink:show="embed" xlink:actuate="onLoad" draw:mime-type="image/png"/></draw:frame></text:p>
      <text:p text:style-name="P1"/>
      <text:p text:style-name="P1"><draw:frame draw:style-name="fr1" draw:name="Image5" text:anchor-type="char" svg:x="-0.1673in" svg:y="0.5354in" svg:width="6.6929in" svg:height="2.0571in" draw:z-index="4"><draw:image xlink:href="Pictures/1000000100000591000001B601812BA8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char" svg:x="-0.152in" svg:y="0.1846in" svg:width="6.6929in" svg:height="3.2154in" draw:z-index="0"><draw:image xlink:href="Pictures/1000000100000396000001B9F2225B6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6" text:anchor-type="char" svg:width="6.6929in" svg:height="0.8764in" draw:z-index="5"><draw:image xlink:href="Pictures/10000001000004CD000000A1BFE5633E.png" xlink:type="simple" xlink:show="embed" xlink:actuate="onLoad" draw:mime-type="image/png"/></draw:frame></text:p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<draw:frame draw:style-name="fr1" draw:name="Image9" text:anchor-type="char" svg:x="-0.0437in" svg:y="0.0236in" svg:width="6.6929in" svg:height="0.7071in" draw:z-index="8"><draw:image xlink:href="Pictures/1000000100000652000000AB1FEA977D.png" xlink:type="simple" xlink:show="embed" xlink:actuate="onLoad" draw:mime-type="image/png"/></draw:frame></text:p>
      <text:p text:style-name="P1"/>
      <text:p text:style-name="P1"/>
      <text:p text:style-name="P1"><draw:frame draw:style-name="fr1" draw:name="Image2" text:anchor-type="char" svg:x="-0.0366in" svg:y="0.0866in" svg:width="6.6929in" svg:height="3.2984in" draw:z-index="1"><draw:image xlink:href="Pictures/1000000100000775000003AD65C16A18.png" xlink:type="simple" xlink:show="embed" xlink:actuate="onLoad" draw:mime-type="image/png"/></draw:frame><text:line-break/><text:line-break/><text:line-break/><draw:frame draw:style-name="fr1" draw:name="Image7" text:anchor-type="char" svg:x="-0.0165in" svg:y="4.1161in" svg:width="6.6929in" svg:height="0.8272in" draw:z-index="6"><draw:image xlink:href="Pictures/1000000100000652000000C8364A22FC.png" xlink:type="simple" xlink:show="embed" xlink:actuate="onLoad" draw:mime-type="image/png"/></draw:frame><text:line-break/><text:line-break/><text:line-break/><draw:frame draw:style-name="fr1" draw:name="Image8" text:anchor-type="char" svg:x="0.0181in" svg:y="6.0819in" svg:width="6.6929in" svg:height="0.8272in" draw:z-index="7"><draw:image xlink:href="Pictures/1000000100000652000000C85E78A7B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4T02:37:29.841474916</meta:creation-date>
    <dc:date>2025-09-04T03:05:56.529437955</dc:date>
    <meta:editing-duration>PT4M57S</meta:editing-duration>
    <meta:editing-cycles>4</meta:editing-cycles>
    <meta:generator>LibreOffice/24.2.7.2$Linux_X86_64 LibreOffice_project/420$Build-2</meta:generator>
    <meta:document-statistic meta:table-count="0" meta:image-count="9" meta:object-count="0" meta:page-count="3" meta:paragraph-count="2" meta:word-count="0" meta:character-count="10" meta:non-whitespace-character-count="0"/>
  </office:meta>
</office:document-meta>
</file>